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H</mi>
      <mrow>
        <mi/>
        <mo stretchy="false">=</mo>
        <mi/>
      </mrow>
      <mrow>
        <munder>
          <mo stretchy="false">∑</mo>
          <mi>n</mi>
        </munder>
        <mi/>
      </mrow>
      <msub>
        <mi>E</mi>
        <mi>n</mi>
      </msub>
      <mi/>
      <mfenced open="∣" close="〉">
        <mrow>
          <msub>
            <mi>E</mi>
            <mi>n</mi>
          </msub>
        </mrow>
      </mfenced>
      <mi/>
      <mfenced open="〈" close="∣">
        <mrow>
          <msub>
            <mi>E</mi>
            <mi>n</mi>
          </msub>
        </mrow>
      </mfenced>
    </mrow>
    <annotation encoding="StarMath 5.0">H ~=~ sum from n ` E _n ` left lline E _n right rangle ` left langle E _n right r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11:32:02.195000000</meta:creation-date>
    <meta:generator>LibreOffice/4.1.4.2$Windows_x86 LibreOffice_project/0a0440ccc0227ad9829de5f46be37cfb6edcf72</meta:generator>
  </office:meta>
</office:document-meta>
</file>